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style:font-name="Times New Roman"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style:font-name="Times New Roman" fo:font-size="12pt" fo:language="en" fo:country="US" fo:font-weight="normal"/>
    </style:style>
    <style:style style:family="text" style:name="T7" style:display-name="T7">
      <style:text-properties style:font-name="Times New Roman" fo:font-size="12pt" fo:language="en" fo:country="US" fo:font-style="italic" fo:font-weight="normal"/>
    </style:style>
    <style:style style:family="paragraph" style:name="P5" style:display-name="P5" style:parent-style-name="Normal">
      <style:paragraph-properties fo:text-align="center" fo:line-height="200%" fo:margin-top="0in" fo:margin-bottom="0in" style:writing-mode="lr"/>
      <style:text-properties style:font-name="Times New Roman" fo:font-size="12pt"/>
    </style:style>
    <style:style style:family="paragraph" style:name="P6" style:display-name="P6" style:parent-style-name="Normal">
      <style:paragraph-properties fo:text-align="left" fo:line-height="200%" fo:margin-top="0in" fo:margin-bottom="0in" style:writing-mode="lr"/>
      <style:text-properties fo:color="#000000" style:font-name="CG Times" fo:font-size="12pt" fo:font-weight="normal"/>
    </style:style>
    <style:style style:family="paragraph" style:name="P7" style:display-name="P7"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8" style:display-name="P8"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9" style:display-name="P9"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break-before="page"/>
    </style:style>
    <style:style style:family="paragraph" style:name="P2" style:display-name="P2"/>
    <style:style style:family="paragraph" style:name="P3" style:display-name="P3" style:parent-style-name="Normal">
      <style:paragraph-properties fo:line-height="200%"/>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style:font-name="Times New Roman" fo:font-size="12pt"/>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text:p>
        <text:p text:style-name="P2"/>
        <text:p text:style-name="P3"><text:span text:style-name="T1">Edgar Tejada</text:span></text:p>
        <text:p text:style-name="P4"><text:span text:style-name="T1">Professor Judy Crozier</text:span></text:p>
        <text:p text:style-name="P4"><text:span text:style-name="T1">ENGL-40B-9390: American Literature</text:span></text:p>
        <text:p text:style-name="P4"><text:span text:style-name="T1">26 May 2019</text:span></text:p>
        <text:p text:style-name="P5"><text:span text:style-name="T1">Levels of Comprehension on I know Why the Caged Bird Sings</text:span></text:p>
        <text:p text:style-name="P6"><text:span text:style-name="T1">1. Opening/Introduction paragraph</text:span></text:p>
        <text:p text:style-name="P6"><text:span text:style-name="T2"><text:tab/>a. HOOK-</text:span></text:p>
        <text:p text:style-name="P6"><text:span text:style-name="T1">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6"><text:span text:style-name="T1">b. INTRO – </text:span></text:p>
        <text:p text:style-name="P6"><text:span text:style-name="T1">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6"><text:span text:style-name="T1">c. SUMMARY <text:s/>- <text:s text:c="5"/></text:span></text:p>
        <text:p text:style-name="P6"><text:span text:style-name="T1"><text:tab/>Maya Angelou’s autobiographical novel, </text:span><text:span text:style-name="T3">I Know Why the Caged Bird Sings,</text:span><text:span text:style-name="T1"> focused</text:span><text:span text:style-name="T1"> on a very young Maya, </text:span><text:span text:style-name="T2">the protagonist, </text:span><text:span text:style-name="T4">and her </text:span><text:span text:style-name="T1">struggles to love herself. As young toddlers in the 1920s, Maya and her older brother, Bailey, were sent off by their divorcing parents from Long Beach, California, to a little segregated town called Stamps, Arkansas. While there, the two children lived and worked for the grandmother (Mama) and their crippled Uncle Willis at Mama’s family owned supply store. Mama’s supply store had run-ins with Ku Klux Klan while Maya was a child, and Mama’s store was also a major source of loans during the the Great Depression. Meanwhile, Maya grew to hate herself by age 8 for being abandoned by her parents, and blames it on her not being being ‘white enough’ like her biological mother or her older brother, Bailey. </text:span></text:p>
        <text:p text:style-name="P6"><text:span text:style-name="T1"><text:tab/>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rings, and prostitution rings. Their mother’s current boyfriend, Mr. Freeman, is a imposing man who groomed and raped the 8 year old Maya twice, the second time violently. While Maya was hospitalized, Freeman was sentenced to jail. However, Maya’s family had control of the police, and had him Freeman beaten and killed before he could serve his time. Maya felt guilt and sin for ‘causing’ this man’s death, and thus became functionally mute. Her mothers family grew frustrated with her ‘lack of family loyalty,’ and sent the siblings back to their grandmother in Arkansas.</text:span></text:p>
        <text:p text:style-name="P6"><text:span text:style-name="T1"><text:tab/>Maya spent the next three years growing up in Stamps struggling with feelings of guilt, dirtiness, and sin. It took more than a year for her to speak with other again, but eventually she made friends with a classmate, Louise, and an older woman, Mrs. Flowers. She graduated from the 8th grade tied for highest honors, only to have a white politician speak announced at their graduation with belittling promises of more funding for their athletics. Racism seemed to be growing more intense in Arkansas, as a dentist in debt to Mama refused to help Maya with a cavity, and Bailey was forced to move a washed up, dead black man by white police officers. Seeing the coming storm, Mama and Uncle Willie sold off some of their supply stock, and shipped the siblings to live in California, with their father.</text:span></text:p>
        <text:p text:style-name="P6"><text:span text:style-name="T1">d. THESIS statement </text:span></text:p>
        <text:p text:style-name="P6"><text:span text:style-name="T1">e. TRANSITION sentence </text:span></text:p>
        <text:p text:style-name="P6"><text:span text:style-name="T1">2. Level: Inferential- Early on in the story one could predict-biggest prediction? </text:span></text:p>
        <text:p text:style-name="P6"><text:span text:style-name="T1">a. TOPIC SENTENCE </text:span></text:p>
        <text:p text:style-name="P6"><text:span text:style-name="T1">b. CLAIM <text:s/>#1-</text:span></text:p>
        <text:p text:style-name="P6"><text:span text:style-name="T1">c. EMBED elements and subtext</text:span></text:p>
        <text:p text:style-name="P6"><text:span text:style-name="T1">d. QUOTE</text:span></text:p>
        <text:p text:style-name="P6"><text:span text:style-name="T1">e. POST CLAIM </text:span></text:p>
        <text:p text:style-name="P6"><text:span text:style-name="T1">f. TRANSITION </text:span></text:p>
        <text:p text:style-name="P6"><text:span text:style-name="T1">b. CLAIM <text:s/>#2-</text:span></text:p>
        <text:p text:style-name="P6"><text:span text:style-name="T1">c. EMBED elements and subtext</text:span></text:p>
        <text:p text:style-name="P6"><text:span text:style-name="T1">d. QUOTE</text:span></text:p>
        <text:p text:style-name="P6"><text:span text:style-name="T1">e. POST CLAIM </text:span></text:p>
        <text:p text:style-name="P6"><text:span text:style-name="T1">f. TRANSITION </text:span></text:p>
        <text:p text:style-name="P6"><text:span text:style-name="T1">3. Level: Critique author’s language/writing –authors purpose</text:span></text:p>
        <text:p text:style-name="P6"><text:span text:style-name="T1">a. TOPIC Sentence</text:span></text:p>
        <text:p text:style-name="P6"><text:span text:style-name="T1">b. CLAIM #1: </text:span></text:p>
        <text:p text:style-name="P6"><text:span text:style-name="T1">d. EMBED</text:span></text:p>
        <text:p text:style-name="P6"><text:span text:style-name="T1">e. QUOTE </text:span></text:p>
        <text:p text:style-name="P6"><text:span text:style-name="T1">f. POST CLAIM </text:span></text:p>
        <text:p text:style-name="P6"><text:span text:style-name="T1">g. TRANSITION </text:span></text:p>
        <text:p text:style-name="P6"><text:span text:style-name="T1">b. CLAIM <text:s/>#2-</text:span></text:p>
        <text:p text:style-name="P6"><text:span text:style-name="T1">c. EMBED elements and subtext</text:span></text:p>
        <text:p text:style-name="P6"><text:span text:style-name="T1">d. QUOTE</text:span></text:p>
        <text:p text:style-name="P6"><text:span text:style-name="T1">e. POST CLAIM </text:span></text:p>
        <text:p text:style-name="P6"><text:span text:style-name="T1">f. TRANSITION </text:span></text:p>
        <text:p text:style-name="P6"><text:span text:style-name="T1">4. Level: Appreciative (use “I” statements) If I were…(do all main characters)</text:span></text:p>
        <text:p text:style-name="P6"><text:span text:style-name="T1">a. TOPIC Sentence </text:span></text:p>
        <text:p text:style-name="P6"><text:span text:style-name="T1">b. CLAIM#1: </text:span></text:p>
        <text:p text:style-name="P6"><text:span text:style-name="T1">d. EMBED </text:span></text:p>
        <text:p text:style-name="P6"><text:span text:style-name="T1">e. QUOTE </text:span></text:p>
        <text:p text:style-name="P6"><text:span text:style-name="T1">f. POST CLAIM/TRANSITION </text:span></text:p>
        <text:p text:style-name="P6"><text:span text:style-name="T1">b. CLAIM <text:s/>#2-</text:span></text:p>
        <text:p text:style-name="P6"><text:span text:style-name="T1">c. EMBED elements and subtext</text:span></text:p>
        <text:p text:style-name="P6"><text:span text:style-name="T1">d. QUOTE</text:span></text:p>
        <text:p text:style-name="P6"><text:span text:style-name="T1">e. POST CLAIM </text:span></text:p>
        <text:p text:style-name="P6"><text:span text:style-name="T1">f. TRANSITION </text:span></text:p>
        <text:p text:style-name="P6"><text:span text:style-name="T1">5. Level: Evaluative judge character </text:span></text:p>
        <text:p text:style-name="P6"><text:span text:style-name="T1">a. TOPIC Sentence </text:span></text:p>
        <text:p text:style-name="P6"><text:span text:style-name="T1">b. CLAIM #1: </text:span></text:p>
        <text:p text:style-name="P6"><text:span text:style-name="T1">d. EMBED </text:span></text:p>
        <text:p text:style-name="P6"><text:span text:style-name="T1">e. QUOTE </text:span></text:p>
        <text:p text:style-name="P6"><text:span text:style-name="T1">f. POST CLAIM/ TRANSITIONS</text:span></text:p>
        <text:p text:style-name="P6"><text:span text:style-name="T1">b. CLAIM <text:s/>#2-</text:span></text:p>
        <text:p text:style-name="P6"><text:span text:style-name="T1">c. EMBED elements and subtext</text:span></text:p>
        <text:p text:style-name="P6"><text:span text:style-name="T1">d. QUOTE</text:span></text:p>
        <text:p text:style-name="P6"><text:span text:style-name="T1">e. POST CLAIM </text:span></text:p>
        <text:p text:style-name="P6"><text:span text:style-name="T1">f. TRANSITION </text:span></text:p>
        <text:p text:style-name="P6"><text:span text:style-name="T1">6. Level: Essential THEMES in story tie to real world</text:span></text:p>
        <text:p text:style-name="P6"><text:span text:style-name="T1">a. TOPIC Sentence </text:span></text:p>
        <text:p text:style-name="P6"><text:span text:style-name="T1">b. CLAIM #1: </text:span></text:p>
        <text:p text:style-name="P6"><text:span text:style-name="T1">d. EMBED </text:span></text:p>
        <text:p text:style-name="P6"><text:span text:style-name="T1">e. QUOTE <text:s/></text:span></text:p>
        <text:p text:style-name="P6"><text:span text:style-name="T1">f. TRANSITION</text:span></text:p>
        <text:p text:style-name="P6"><text:span text:style-name="T1">g. INTRO article </text:span></text:p>
        <text:p text:style-name="P6"><text:span text:style-name="T1">h. CLAIM #2: tie world issue into the story - combine story &amp; article – make claim</text:span></text:p>
        <text:p text:style-name="P6"><text:span text:style-name="T1">i. EMBED </text:span></text:p>
        <text:p text:style-name="P6"><text:span text:style-name="T1">j. QUOTE from article to support point</text:span></text:p>
        <text:p text:style-name="P6"><text:span text:style-name="T1">k. Post claim - and continued point – tie back into your STORY </text:span></text:p>
        <text:p text:style-name="P6"><text:span text:style-name="T1">l. USE ELEMENTS language to describe or post claim point. </text:span></text:p>
        <text:p text:style-name="P6"><text:span text:style-name="T1">m. POST CLAIM – ties both together and concludes the points </text:span></text:p>
        <text:p text:style-name="P6"><text:span text:style-name="T1">n. TRANSITION - into ALT para (movie to novel comparison/contrast) or concl</text:span></text:p>
        <text:p text:style-name="P6"><text:span text:style-name="T1">7. Conclusion</text:span></text:p>
        <text:p text:style-name="P6"><text:span text:style-name="T1">a. TOPIC Sentence </text:span></text:p>
        <text:p text:style-name="P6"><text:span text:style-name="T1">b. Summarize </text:span></text:p>
        <text:p text:style-name="P6"><text:span text:style-name="T1">c. Include ELEMENT language</text:span></text:p>
        <text:p text:style-name="P6"><text:span text:style-name="T1">d. Close with a relevant point</text:span></text:p>
        <text:p text:style-name="P6"/>
        <text:p text:style-name="P6"/>
        <text:p text:style-name="P6"/>
        <text:p text:style-name="P6"/>
        <text:p text:style-name="P6"/>
        <text:p text:style-name="P6"/>
        <text:p text:style-name="P6"/>
        <text:p text:style-name="P6"/>
        <text:p text:style-name="P6"/>
        <text:p text:style-name="P6"/>
        <text:p text:style-name="P7"><text:span text:style-name="T5">Works Cited</text:span></text:p>
        <text:p text:style-name="P8"><text:span text:style-name="T5">Hoelscher, Steven. “Making Place, Making Race: Performances of Whiteness in the Jim Crow </text:span></text:p>
        <text:p text:style-name="P9"><text:span text:style-name="T6"><text:tab/>South.” </text:span><text:span text:style-name="T7">Annals of the Association of American Geographers</text:span><text:span text:style-name="T6">, vol. 93, no. 3, 2003,</text:span></text:p>
        <text:p text:style-name="P9"><text:span text:style-name="T6"><text:tab/>pp. 657–686. </text:span><text:span text:style-name="T7">JSTOR</text:span><text:span text:style-name="T6">, www.jstor.org/stable/1515502.</text:span></text:p>
        <text:p text:style-name="P9"><text:span text:style-name="T6">Pollard, Ingrid. “Maya Angelou.” </text:span><text:span text:style-name="T7">Feminist Review</text:span><text:span text:style-name="T6">, no. 17, 1984, pp. 115–117. </text:span><text:span text:style-name="T7">JSTOR</text:span><text:span text:style-name="T6">, </text:span></text:p>
        <text:p text:style-name="P9"><text:span text:style-name="T6"><text:tab/>www.jstor.org/stable/1395028.</text:span></text:p>
        <text:p text:style-name="P9"><text:span text:style-name="T6">Angelou, Maya. </text:span><text:span text:style-name="T7">I Know Why the Caged Bird Sings, </text:span><text:span text:style-name="T6">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6"/>Tejada </text:span><text:page-number>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Thu Jun  6 05:23:13 2019
</dc:date>
  </office:meta>
</office:document-meta>
</file>